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bonacci" table:style-name="ta1">
        <table:shapes>
          <draw:frame draw:z-index="0" draw:style-name="gr1" draw:text-style-name="P1" svg:width="159.99mm" svg:height="89.99mm" svg:x="133.98mm" svg:y="8.43mm">
            <draw:object draw:notify-on-update-of-ranges="fibonacci.B1:fibonacci.B1 fibonacci.B2:fibonacci.B52 fibonacci.C1:fibonacci.C1 fibonacci.C2:fibonacci.C52 fibonacci.D1:fibonacci.D1 fibonacci.D2:fibonacci.D52 fibonacci.E1:fibonacci.E1 fibonacci.E2:fibonacci.E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<text:s text:c="9"/>n</text:p>
          </table:table-cell>
          <table:table-cell office:value-type="string" calcext:value-type="string">
            <text:p><text:s text:c="6"/>F_v1</text:p>
          </table:table-cell>
          <table:table-cell office:value-type="string" calcext:value-type="string">
            <text:p><text:s text:c="6"/>F_v2</text:p>
          </table:table-cell>
          <table:table-cell office:value-type="string" calcext:value-type="string">
            <text:p><text:s text:c="6"/>F_v3</text:p>
          </table:table-cell>
          <table:table-cell office:value-type="string" calcext:value-type="string">
            <text:p><text:s text:c="6"/>F_v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3" calcext:value-type="float">
            <text:p>1,3E-0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11" calcext:value-type="float">
            <text:p>1,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17" calcext:value-type="float">
            <text:p>1,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25" calcext:value-type="float">
            <text:p>2,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39" calcext:value-type="float">
            <text:p>3,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62" calcext:value-type="float">
            <text:p>6,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99" calcext:value-type="float">
            <text:p>9,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158" calcext:value-type="float">
            <text:p>0,000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54" calcext:value-type="float">
            <text:p>0,000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409" calcext:value-type="float">
            <text:p>0,000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666" calcext:value-type="float">
            <text:p>0,000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067" calcext:value-type="float">
            <text:p>0,00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721" calcext:value-type="float">
            <text:p>0,001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2787" calcext:value-type="float">
            <text:p>0,002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4974" calcext:value-type="float">
            <text:p>0,00497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554" calcext:value-type="float">
            <text:p>0,00755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3301" calcext:value-type="float">
            <text:p>0,013301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0091" calcext:value-type="float">
            <text:p>0,02009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2382" calcext:value-type="float">
            <text:p>0,03238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0534" calcext:value-type="float">
            <text:p>0,050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4265" calcext:value-type="float">
            <text:p>0,08426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34608" calcext:value-type="float">
            <text:p>0,13460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15569" calcext:value-type="float">
            <text:p>0,21556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45217" calcext:value-type="float">
            <text:p>0,34521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56868" calcext:value-type="float">
            <text:p>0,55686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13557" calcext:value-type="float">
            <text:p>0,91355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6394" calcext:value-type="float">
            <text:p>1,4639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438508" calcext:value-type="float">
            <text:p>2,43850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62643" calcext:value-type="float">
            <text:p>3,86264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195088" calcext:value-type="float">
            <text:p>6,19508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061605" calcext:value-type="float">
            <text:p>10,0616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061605" calcext:value-type="float">
            <text:p>10,061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.061605" calcext:value-type="float">
            <text:p>10,0616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061605" calcext:value-type="float">
            <text:p>10,0616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-00-0000</text:date>, <text:time style:data-style-name="N2" text:time-value="12:07:23.210798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4T12:07:30.711944616</dc:date>
    <meta:editing-duration>PT1M51S</meta:editing-duration>
    <meta:editing-cycles>2</meta:editing-cycles>
    <meta:generator>LibreOffice/5.4.6.2$Linux_X86_64 LibreOffice_project/40m0$Build-2</meta:generator>
    <meta:document-statistic meta:table-count="1" meta:cell-count="2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Computation of Fibonacci Numbers</text:p>
        </chart:title>
        <chart:legend chart:legend-position="end" svg:x="13.254cm" svg:y="3.454cm" style:legend-expansion="high" chart:style-name="ch3"/>
        <chart:plot-area chart:style-name="ch4" table:cell-range-address="fibonacci.B1:fibonacci.E52" chart:data-source-has-labels="row" svg:x="1.331cm" svg:y="1.275cm" svg:width="11.603cm" svg:height="6.564cm">
          <chartooo:coordinate-region svg:x="1.952cm" svg:y="1.474cm" svg:width="10.982cm" svg:height="5.573cm"/>
          <chart:axis chart:dimension="x" chart:name="primary-x" chart:style-name="ch5">
            <chart:title svg:x="6.982cm" svg:y="8.019cm" chart:style-name="ch6">
              <text:p>n</text:p>
            </chart:title>
          </chart:axis>
          <chart:axis chart:dimension="y" chart:name="primary-y" chart:style-name="ch5">
            <chart:title svg:x="0.451cm" svg:y="5.104cm" chart:style-name="ch7">
              <text:p>time(s)</text:p>
            </chart:title>
            <chart:grid chart:style-name="ch8" chart:class="major"/>
          </chart:axis>
          <chart:series chart:style-name="ch9" chart:values-cell-range-address="fibonacci.B2:fibonacci.B52" chart:label-cell-address="fibonacci.B1:fibonacci.B1" chart:class="chart:line">
            <chart:data-point chart:repeated="51"/>
          </chart:series>
          <chart:series chart:style-name="ch10" chart:values-cell-range-address="fibonacci.C2:fibonacci.C52" chart:label-cell-address="fibonacci.C1:fibonacci.C1" chart:class="chart:line">
            <chart:data-point chart:repeated="51"/>
          </chart:series>
          <chart:series chart:style-name="ch11" chart:values-cell-range-address="fibonacci.D2:fibonacci.D52" chart:label-cell-address="fibonacci.D1:fibonacci.D1" chart:class="chart:line">
            <chart:data-point chart:repeated="51"/>
          </chart:series>
          <chart:series chart:style-name="ch12" chart:values-cell-range-address="fibonacci.E2:fibonacci.E52" chart:label-cell-address="fibonacci.E1:fibonacci.E1" chart:class="chart:line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  F_v1</text:p>
                <draw:g>
                  <svg:desc>fibonacci.B1:fibonacci.B1</svg:desc>
                </draw:g>
              </table:table-cell>
              <table:table-cell office:value-type="string">
                <text:p>      F_v2</text:p>
                <draw:g>
                  <svg:desc>fibonacci.C1:fibonacci.C1</svg:desc>
                </draw:g>
              </table:table-cell>
              <table:table-cell office:value-type="string">
                <text:p>      F_v3</text:p>
                <draw:g>
                  <svg:desc>fibonacci.D1:fibonacci.D1</svg:desc>
                </draw:g>
              </table:table-cell>
              <table:table-cell office:value-type="string">
                <text:p>      F_v4</text:p>
                <draw:g>
                  <svg:desc>fibonacci.E1:fibonacc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fibonacci.B2:fibonacci.B52</svg:desc>
                </draw:g>
              </table:table-cell>
              <table:table-cell office:value-type="float" office:value="0">
                <text:p>0</text:p>
                <draw:g>
                  <svg:desc>fibonacci.C2:fibonacci.C52</svg:desc>
                </draw:g>
              </table:table-cell>
              <table:table-cell office:value-type="float" office:value="0">
                <text:p>0</text:p>
                <draw:g>
                  <svg:desc>fibonacci.D2:fibonacci.D52</svg:desc>
                </draw:g>
              </table:table-cell>
              <table:table-cell office:value-type="float" office:value="0.000005">
                <text:p>0.000005</text:p>
                <draw:g>
                  <svg:desc>fibonacci.E2:fibonacci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8">
                <text:p>0.000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11">
                <text:p>0.000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17">
                <text:p>0.000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25">
                <text:p>0.000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39">
                <text:p>0.000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62">
                <text:p>0.000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54">
                <text:p>0.000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409">
                <text:p>0.000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666">
                <text:p>0.000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067">
                <text:p>0.00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721">
                <text:p>0.001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787">
                <text:p>0.002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974">
                <text:p>0.004974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7554">
                <text:p>0.007554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301">
                <text:p>0.0133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0091">
                <text:p>0.02009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2382">
                <text:p>0.03238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0534">
                <text:p>0.050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4265">
                <text:p>0.08426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4608">
                <text:p>0.13460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5569">
                <text:p>0.21556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5217">
                <text:p>0.34521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6868">
                <text:p>0.55686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3557">
                <text:p>0.91355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6394">
                <text:p>1.4639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38508">
                <text:p>2.43850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62643">
                <text:p>3.86264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195088">
                <text:p>6.19508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061605">
                <text:p>10.06160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061605">
                <text:p>10.061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061605">
                <text:p>10.061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061605">
                <text:p>10.061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